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background-color="#ffff00"/>
    </style:style>
    <style:style style:name="P3" style:family="paragraph" style:parent-style-name="Text_20_body">
      <style:paragraph-properties fo:text-align="justify" style:justify-single-word="false"/>
    </style:style>
    <style:style style:name="P4" style:family="paragraph" style:parent-style-name="Standard">
      <style:text-properties fo:font-style="normal" fo:font-weight="normal" fo:background-color="#ffff00" style:font-style-asian="normal" style:font-weight-asian="normal" style:font-style-complex="normal" style:font-weight-complex="normal"/>
    </style:style>
    <style:style style:name="P5" style:family="paragraph" style:parent-style-name="Standard">
      <style:text-properties fo:font-weight="normal" fo:background-color="#ffff00" style:font-weight-asian="normal" style:font-weight-complex="normal"/>
    </style:style>
    <style:style style:name="P6" style:family="paragraph" style:parent-style-name="Standard">
      <style:text-properties fo:background-color="#ffff00"/>
    </style:style>
    <style:style style:name="P7" style:family="paragraph" style:parent-style-name="Standard">
      <style:paragraph-properties fo:text-align="justify" style:justify-single-word="false"/>
    </style:style>
    <style:style style:name="P8" style:family="paragraph" style:parent-style-name="Standard">
      <style:text-properties fo:font-style="italic" fo:background-color="#ffff00" style:font-style-asian="italic" style:font-style-complex="italic"/>
    </style:style>
    <style:style style:name="P9" style:family="paragraph" style:parent-style-name="Standard">
      <style:text-properties fo:font-style="italic" style:font-style-asian="italic" style:font-style-complex="italic"/>
    </style:style>
    <style:style style:name="P10" style:family="paragraph" style:parent-style-name="Standard" style:list-style-name="L4">
      <style:text-properties fo:font-style="italic" style:font-style-asian="italic" style:font-style-complex="italic"/>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text-properties fo:language="cs" fo:country="CZ"/>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fo:language="cs" fo:country="CZ"/>
    </style:style>
    <style:style style:name="P21" style:family="paragraph" style:parent-style-name="Standard">
      <style:paragraph-properties fo:margin-left="0in" fo:margin-right="0in" fo:text-align="justify" style:justify-single-word="false" fo:text-indent="0in" style:auto-text-indent="false"/>
      <style:text-properties fo:language="cs" fo:country="CZ"/>
    </style:style>
    <style:style style:name="P22" style:family="paragraph" style:parent-style-name="Standard">
      <style:paragraph-properties fo:margin-left="0in" fo:margin-right="0in" fo:text-align="justify" style:justify-single-word="false" fo:text-indent="0in" style:auto-text-indent="false"/>
      <style:text-properties fo:language="cs" fo:country="CZ" style:font-size-complex="11pt"/>
    </style:style>
    <style:style style:name="P23" style:family="paragraph" style:parent-style-name="Text_20_body">
      <style:text-properties fo:font-style="normal" style:font-style-asian="normal" style:font-style-complex="normal"/>
    </style:style>
    <style:style style:name="P24" style:family="paragraph" style:parent-style-name="Text_20_body">
      <style:paragraph-properties fo:text-align="justify" style:justify-single-word="false"/>
      <style:text-properties fo:font-style="normal" style:font-style-asian="normal" style:font-style-complex="normal"/>
    </style:style>
    <style:style style:name="P25" style:family="paragraph" style:parent-style-name="Text_20_body">
      <style:text-properties fo:background-color="#ffff00"/>
    </style:style>
    <style:style style:name="P26" style:family="paragraph" style:parent-style-name="Text_20_body">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tyle="normal" fo:background-color="#ffff00" style:font-style-asian="normal" style:font-style-complex="normal"/>
    </style:style>
    <style:style style:name="T3" style:family="text">
      <style:text-properties fo:font-style="italic" style:font-style-asian="italic" style:font-style-complex="italic"/>
    </style:style>
    <style:style style:name="T4" style:family="text">
      <style:text-properties style:use-window-font-color="true" style:font-name="Helvetica" fo:font-size="10pt" style:font-name-asian="Helvetica" style:font-size-asian="10pt" style:font-name-complex="Helvetica" style:font-size-complex="10pt"/>
    </style:style>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fo:background-color="#ffff00"/>
    </style:style>
    <style:style style:name="T7" style:family="text">
      <style:text-properties fo:language="cs" fo:country="CZ"/>
    </style:style>
    <style:style style:name="T8" style:family="text">
      <style:text-properties fo:language="cs" fo:country="CZ" fo:background-color="#ffff00"/>
    </style:style>
    <style:style style:name="T9" style:family="text">
      <style:text-properties fo:language="cs" fo:country="CZ"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The ARC Job Description Internal Representation</text:span></text:p>
      <text:p text:style-name="Heading_20_1">Introduction</text:p>
      <text:p text:style-name="P4">match with GLUE2, description of request, common parts of currently used job description languages, information loss during the transformation take into account.</text:p>
      <text:p text:style-name="P5">The JobDescription class should be used by all job description handling services in ARC. It should be a common source of job description parsing</text:p>
      <text:p text:style-name="P5"/>
      <text:p text:style-name="P5">CONSISTENT NAMING of Comuting Service is required</text:p>
      <text:p text:style-name="Heading_20_1"><text:span text:style-name="T1">Data Structure</text:span></text:p>
      <text:p text:style-name="P3"><text:span text:style-name="T1">The Job Description class consits of the following public main sections: </text:span><text:span text:style-name="T3">JobIdentification</text:span><text:span text:style-name="T1">, </text:span><text:span text:style-name="T3">Application</text:span><text:span text:style-name="T1">, </text:span><text:span text:style-name="T3">Resources</text:span><text:span text:style-name="T1">, </text:span><text:span text:style-name="T3">DataStaging</text:span><text:span text:style-name="T1"> and </text:span><text:span text:style-name="T3">JobMetaData</text:span><text:span text:style-name="T1">. The </text:span><text:span text:style-name="T3">JobIdentification</text:span><text:span text:style-name="T1"> used for identify the job using various type, tags and names. The </text:span><text:span text:style-name="T3">Application</text:span><text:span text:style-name="T1"> section used to describe explicity what kind of executable need to be run in which conditions in terms of runtime enviroment. The </text:span><text:span text:style-name="T3">Resource section</text:span><text:span text:style-name="T1"> inculdes the description of the execution node prefered by the user. Since the job most cases includes at least one input file and some output file specification of the data transfer of files and directories can be definied in the </text:span><text:span text:style-name="T3">DataStaging</text:span><text:span text:style-name="T1"> section. Finally the job description may have some </text:span><text:span text:style-name="T3">JobMetaData</text:span><text:span text:style-name="T1"> which describe the context which the description was generated. </text:span></text:p>
      <text:p text:style-name="P23">In the following sections the detailed definition of sections will be found.</text:p>
      <text:p text:style-name="Heading_20_2">JobIdentification</text:p>
      <text:p text:style-name="P24">The main goal of this section is to name the job and define its type and identify the job in general. This identification is used by users in most of the cases. The multiplicity of this element is zero or one. </text:p>
      <text:p text:style-name="Heading_20_3">JobName</text:p>
      <text:p text:style-name="P1"><text:span text:style-name="T1">This element is a string that MAY be specified by a user to name the job.</text:span> It may not be unique to a particular job descriptions,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 instead of stricly formated JobName.</text:p>
      <text:p text:style-name="Standard">If this optional element is not present then it is not defined. The multiplicity of this element is zero or one. The type of this element is string.</text:p>
      <text:p text:style-name="Heading_20_3">JobDescription</text:p>
      <text:p text:style-name="Text_20_body">This element may contain a longer textual description of job. If this optinal element is not present then it is not defined. The multiplicity of this element is zero or one. The type of this element is string.</text:p>
      <text:p text:style-name="Heading_20_3">JobType</text:p>
      <text:p text:style-name="Text_20_body">This element shows if the job is a member of a greater workflow or just a single job. If this optional element is not present then it is a single job. The multiplicity of this element is zero or one. The type of this element is an enumeration with the following elements:</text:p>
      <text:list xml:id="list36954443" text:style-name="L7">
        <text:list-item>
          <text:p text:style-name="P15"><text:span text:style-name="T3">collectionelement</text:span>: a job submitted as part of a collection of individual jobs which do not </text:p>
        </text:list-item>
        <text:list-item>
          <text:p text:style-name="P15"><text:soft-page-break/>communicate among them, </text:p>
        </text:list-item>
        <text:list-item>
          <text:p text:style-name="P15"><text:span text:style-name="T3">parallelelement</text:span>: a job submitted as part of a collection of individual jobs which communicate among them, </text:p>
        </text:list-item>
        <text:list-item>
          <text:p text:style-name="P15"><text:span text:style-name="T3">single</text:span>: an individual stand-alone job, </text:p>
        </text:list-item>
        <text:list-item>
          <text:p text:style-name="P15"><text:span text:style-name="T3">workflownode</text:span>: a job submitted as part of a workflow. </text:p>
        </text:list-item>
      </text:list>
      <text:p text:style-name="Heading_20_3">UserTag</text:p>
      <text:p text:style-name="Text_20_body">This element is for human readable comments, tags for free grouping or identifying the different jobs. If this optinal element is not present then it is not defined. The multiplicity of this element is zero or more. The type of this element is string.</text:p>
      <text:p text:style-name="Heading_20_3">JobVOName</text:p>
      <text:p text:style-name="Standard">This element should be used to indicate the job's Virtual Organisation. If this optional element is not present than it is not defined. The multiplicty of this element is zero or one. The type of this element is string. </text:p>
      <text:p text:style-name="P2">Feri: how can be ensuer that the job really belongs to the given VO? is this related to access control?</text:p>
      <text:p text:style-name="Heading_20_2">Application</text:p>
      <text:p text:style-name="Standard">The main goal of this section is to explicitly describe the executable and its runtime environment. The section is mandatory and its multiplicity is one.</text:p>
      <text:p text:style-name="Heading_20_3">Executable</text:p>
      <text:p text:style-name="Standard">This mandatory element is a string specifying the command to execute. The multiplicity is one.</text:p>
      <text:p text:style-name="P2">Feri: tell sometinh about path (relative, absolute etc.)</text:p>
      <text:p text:style-name="Heading_20_3">Argument</text:p>
      <text:p text:style-name="Standard">This optinal element is a string specifying an argument for the executable. The multiplicity is zero or more.</text:p>
      <text:p text:style-name="P2">Feri: tell something about the order because in case of argument the order may be important</text:p>
      <text:p text:style-name="Heading_20_3">Input</text:p>
      <text:p text:style-name="P1">This optional element is a string specifying the input (Standard Input) for the command. The Input element is a filename relative to the session directory of the job. If this element is not present then it is not defined and the consuming system MAY choose any value. The multiplicity is zero or one.</text:p>
      <text:p text:style-name="Heading_20_3">Output</text:p>
      <text:p text:style-name="P1">This optional element is a string specifying the output (Standard Output) for the command. The Output element is a filename relative to the session directory of the job. If this element is not present then it is not defined and the consuming system MAY choose any value. The multiplicity is zero or one.</text:p>
      <text:p text:style-name="Heading_20_3">Error</text:p>
      <text:p text:style-name="Standard">This optional element is a string specifying the error output (Standard Error) for the command. The Error element is a filename relative to the session directory of the job. If this element is not present then it is not defined and the consuming system MAY choose any value. The multiplicity is zero or one.</text:p>
      <text:p text:style-name="Heading_20_3"><text:soft-page-break/>Join</text:p>
      <text:p text:style-name="Text_20_body">This optional boolean element if yes, joins stderr and stdout files into the stdout one. It is is not defined than the default vaule is false. Multiplicity is zero or one.</text:p>
      <text:p text:style-name="Heading_20_3">Environment</text:p>
      <text:p text:style-name="Standard">This optional element specifies the name and value pair (both are string) of an environment variable that will be defined for the job in the execution environment.</text:p>
      <text:p text:style-name="Heading_20_3">Prologue</text:p>
      <text:p text:style-name="Standard">This optional element specifies the path of the executable which will be run before the actual executable is run. If the prologue fails the job execution terminates.</text:p>
      <text:p text:style-name="P2">Feri: tell someting about path (relative, absolute etc.) and attributes, input, output, error etc variables, use case?</text:p>
      <text:p text:style-name="Heading_20_3">Epilogue</text:p>
      <text:p text:style-name="Standard">This optional element specifies the path of the executable which will be run after the actual executable is run. If the epilogue fails the job execution terminates.</text:p>
      <text:p text:style-name="P2">Feri: tell someting about path (relative, absolute etc.) and attributes, input, output, error etc variables, use case?</text:p>
      <text:p text:style-name="Heading_20_3">LogDir</text:p>
      <text:p text:style-name="Standard">This optional string element defines the name of the directory containing grid-specific diagnostics per job. The defined directory, local to the computing element and relative to the session directory of the job. This directory is kept in the session directory of the job to be available for retrieval. Multiplicity is zero or one.</text:p>
      <text:p text:style-name="Heading_20_3">RemoteLogging</text:p>
      <text:p text:style-name="Standard">The optional elements specifies an URL for a logging service to send reports about job to. If this element is not defined than the default is set up computing service choose one. It is up to a user to make sure the requested logging service accepts reports from the set of computing service he or she intends to use. Multiplicity is zero or more.</text:p>
      <text:p text:style-name="Heading_20_3">ReRun</text:p>
      <text:p text:style-name="Standard"><text:span text:style-name="T1">An optional integer specifying the number of possible reruns the user can initiate in case of a system failure. If it is not defined, the default value is 0. Multiplicity is zero or one.</text:span></text:p>
      <text:p text:style-name="Heading_20_3">SessionLifetime</text:p>
      <text:p text:style-name="Text_20_body">An optional duration element specifying the maximal time to keep the session directory of the job on the computing service upon job completion. Multiplicity is zero or one.</text:p>
      <text:p text:style-name="P25">Feri: default behaviour if not specified shoud defined</text:p>
      <text:p text:style-name="Heading_20_3">ProcessingStartTime</text:p>
      <text:p text:style-name="Text_20_body">This optional date element defines the requested start time of the job. The job execution can be delayed or scheduled using this element. Multiplicity is zero or one.</text:p>
      <text:p text:style-name="P25">Feri: default behaviour if not specified shoud defined</text:p>
      <text:p text:style-name="Heading_20_3"><text:soft-page-break/>Notification</text:p>
      <text:p text:style-name="Standard">This optional complex element defines the request for e-mail notifications on job status change. Multiplicity is zero or more.</text:p>
      <text:p text:style-name="P2">Feri: structure need to be discussed (open to suggesion) and fits to the generalized state model of the job</text:p>
      <text:p text:style-name="Heading_20_3">CredentialService</text:p>
      <text:p text:style-name="P9"><text:span text:style-name="T1">This optional URL elements specifies an endpoint which may be used to contact a server to renew/extend delegated proxy credential used by a submitted job. Multiplicity is zero or more.</text:span></text:p>
      <text:p text:style-name="P8"><text:span text:style-name="T1">Feri: default behaviour should defined</text:span></text:p>
      <text:p text:style-name="Heading_20_3">AccessControl</text:p>
      <text:p text:style-name="P25">Feri: very undefined TBD</text:p>
      <text:p text:style-name="Heading_20_2">Resources</text:p>
      <text:p text:style-name="Standard">The mandatory complex resource element describe the resource requirements of the job. Multiplicity is one.</text:p>
      <text:p text:style-name="Heading_20_3">Ranges</text:p>
      <text:p text:style-name="Text_20_body"><text:span text:style-name="T6">TBD</text:span></text:p>
      <text:p text:style-name="Heading_20_3">OSFamily</text:p>
      <text:p text:style-name="Standard">This optional element specifies the general family to which the Execution Environment operating system belongs. Its is open enumeration with the following options which are reflet to GLUE2 OSFamily type:</text:p>
      <text:list xml:id="list1447224041" text:style-name="L3">
        <text:list-item>
          <text:p text:style-name="P11"><text:span text:style-name="T3">linux</text:span>: Family of operating systems based on Linux kernel </text:p>
        </text:list-item>
        <text:list-item>
          <text:p text:style-name="P11"><text:span text:style-name="T3">macosx</text:span>: Family of operating systems based on MacOS X </text:p>
        </text:list-item>
        <text:list-item>
          <text:p text:style-name="P11"><text:span text:style-name="T3">solaris</text:span>: Family of operating systems based on Solaris </text:p>
        </text:list-item>
        <text:list-item>
          <text:p text:style-name="P11"><text:span text:style-name="T3">windows:</text:span> Family of operating systems based on Windows </text:p>
        </text:list-item>
        <text:list-item>
          <text:p text:style-name="P11"><text:span text:style-name="T3">aix</text:span>: AIX </text:p>
        </text:list-item>
        <text:list-item>
          <text:p text:style-name="P11"><text:span text:style-name="T3">centos</text:span>: CentOS </text:p>
        </text:list-item>
        <text:list-item>
          <text:p text:style-name="P11"><text:span text:style-name="T3">debian</text:span>: Debian </text:p>
        </text:list-item>
        <text:list-item>
          <text:p text:style-name="P11"><text:span text:style-name="T3">fedoracore</text:span>: RedHat Fedora </text:p>
        </text:list-item>
        <text:list-item>
          <text:p text:style-name="P11"><text:span text:style-name="T3">gentoo</text:span>: Gentoo Linux </text:p>
        </text:list-item>
        <text:list-item>
          <text:p text:style-name="P11"><text:span text:style-name="T3">leopard</text:span>: Mac OS X 10.5 (Leopard) </text:p>
        </text:list-item>
        <text:list-item>
          <text:p text:style-name="P11"><text:span text:style-name="T3">linux-rocks</text:span>:</text:p>
        </text:list-item>
        <text:list-item>
          <text:p text:style-name="P11"><text:span text:style-name="T3">mandrake</text:span>: Mandrake </text:p>
        </text:list-item>
        <text:list-item>
          <text:p text:style-name="P11"><text:span text:style-name="T3">redhatenterpriseas</text:span>: RedHat Enterprise Server </text:p>
        </text:list-item>
        <text:list-item>
          <text:p text:style-name="P11"><text:span text:style-name="T3">scientificlinux</text:span>: Scientific Linux </text:p>
        </text:list-item>
        <text:list-item>
          <text:p text:style-name="P11"><text:span text:style-name="T3">scientificlinuxcern</text:span>: Scientific Linux CERN </text:p>
        </text:list-item>
        <text:list-item>
          <text:p text:style-name="P11"><text:span text:style-name="T3">suse</text:span>: SUSE <text:s/></text:p>
        </text:list-item>
        <text:list-item>
          <text:p text:style-name="P11"><text:span text:style-name="T3">ubuntu</text:span>: Ubuntu </text:p>
        </text:list-item>
        <text:list-item>
          <text:p text:style-name="P11"><text:span text:style-name="T3">windowsvista</text:span>: Microsoft Windows Vista </text:p>
        </text:list-item>
        <text:list-item>
          <text:p text:style-name="P11"><text:span text:style-name="T3">windowsxp</text:span>: Microsoft Windows XP </text:p>
        </text:list-item>
      </text:list>
      <text:p text:style-name="Standard">Multiplicity is zero or one.</text:p>
      <text:p text:style-name="Heading_20_3">OSName</text:p>
      <text:p text:style-name="Standard">This optional element is the specific name of the operating system where the job requested to be <text:soft-page-break/>run. Its is an open enumeration with the following options which are reflet to GLUE2 OSName type:</text:p>
      <text:list xml:id="list2094986787" text:style-name="L4">
        <text:list-item>
          <text:p text:style-name="P12"><text:span text:style-name="T3">aix</text:span>: AIX </text:p>
        </text:list-item>
        <text:list-item>
          <text:p text:style-name="P12"><text:span text:style-name="T3">centos</text:span>: CentOS </text:p>
        </text:list-item>
        <text:list-item>
          <text:p text:style-name="P12"><text:span text:style-name="T3">debian</text:span>: Debian </text:p>
        </text:list-item>
        <text:list-item>
          <text:p text:style-name="P12"><text:span text:style-name="T3">fedoracore</text:span>: RedHat Fedora </text:p>
        </text:list-item>
        <text:list-item>
          <text:p text:style-name="P12"><text:span text:style-name="T3">gentoo</text:span>: Gentoo Linux </text:p>
        </text:list-item>
        <text:list-item>
          <text:p text:style-name="P12"><text:span text:style-name="T3">leopard</text:span>: Mac OS X 10.5 (Leopard) </text:p>
        </text:list-item>
        <text:list-item>
          <text:p text:style-name="P10">linux-rocks<text:span text:style-name="T1">:</text:span></text:p>
        </text:list-item>
        <text:list-item>
          <text:p text:style-name="P12"><text:span text:style-name="T3">mandrake</text:span>: Mandrake </text:p>
        </text:list-item>
        <text:list-item>
          <text:p text:style-name="P12"><text:span text:style-name="T3">redhatenterpriseas</text:span>: RedHat Enterprise Server </text:p>
        </text:list-item>
        <text:list-item>
          <text:p text:style-name="P12"><text:span text:style-name="T3">scientificlinux</text:span>: Scientific Linux </text:p>
        </text:list-item>
        <text:list-item>
          <text:p text:style-name="P12"><text:span text:style-name="T3">scientificlinuxcern</text:span>: Scientific Linux CERN </text:p>
        </text:list-item>
        <text:list-item>
          <text:p text:style-name="P12"><text:span text:style-name="T3">suse</text:span>: SUSE <text:s/></text:p>
        </text:list-item>
        <text:list-item>
          <text:p text:style-name="P12"><text:span text:style-name="T3">ubuntu</text:span>: Ubuntu </text:p>
        </text:list-item>
        <text:list-item>
          <text:p text:style-name="P12"><text:span text:style-name="T3">windowsvista</text:span>: Microsoft Windows Vista </text:p>
        </text:list-item>
        <text:list-item>
          <text:p text:style-name="P12"><text:span text:style-name="T3">windowsxp</text:span>: Microsoft Windows XP </text:p>
        </text:list-item>
      </text:list>
      <text:p text:style-name="Standard">Multiplicity is zero of one.</text:p>
      <text:p text:style-name="Heading_20_3">OSVersion</text:p>
      <text:p text:style-name="Standard">Optional string element defines the version of the operating system, as defined by the vendor. Multiplicity is zero or one.</text:p>
      <text:p text:style-name="P2">Feri: version matchmaking</text:p>
      <text:p text:style-name="Heading_20_3">Platform</text:p>
      <text:p text:style-name="Standard">Optional element speficies the platform architecture of this Execution Environment. Its is an open enumeration with the following options which are reflet to GLUE2 Platform type:</text:p>
      <text:list xml:id="list488891149" text:style-name="L5">
        <text:list-item>
          <text:p text:style-name="P13"><text:span text:style-name="T3">amd64</text:span>: AMD 64bit architecture </text:p>
        </text:list-item>
        <text:list-item>
          <text:p text:style-name="P13"><text:span text:style-name="T3">i386</text:span>: Intel 386 architecture </text:p>
        </text:list-item>
        <text:list-item>
          <text:p text:style-name="P13"><text:span text:style-name="T3">itanium</text:span>: Intel 64-bit architecture <text:s/></text:p>
        </text:list-item>
        <text:list-item>
          <text:p text:style-name="P13"><text:span text:style-name="T3">powerpc</text:span>: PowerPC architecture </text:p>
        </text:list-item>
        <text:list-item>
          <text:p text:style-name="P13"><text:span text:style-name="T3">sparc</text:span>: SPARC architecture </text:p>
        </text:list-item>
      </text:list>
      <text:p text:style-name="Standard">Multiplicity is one or one.</text:p>
      <text:p text:style-name="Heading_20_3">NetworkInfo</text:p>
      <text:p text:style-name="Standard">This optional element defines the type of internal network connection available among the managed Execution Environment instances. Its is an open enumeration with the following options which are reflet to GLUE2 NetworkInfo type:</text:p>
      <text:list xml:id="list132983100" text:style-name="L6">
        <text:list-item>
          <text:p text:style-name="P14"><text:span text:style-name="T3">100megabitethernet</text:span>: Network based on 100 MBit/s Ethernet technology </text:p>
        </text:list-item>
        <text:list-item>
          <text:p text:style-name="P14"><text:span text:style-name="T3">gigabitethernet</text:span>: Network based on 1 GBit/s Ethernet technology </text:p>
        </text:list-item>
        <text:list-item>
          <text:p text:style-name="P14"><text:span text:style-name="T3">infiniband</text:span>: Network based on Infiniband technology </text:p>
        </text:list-item>
        <text:list-item>
          <text:p text:style-name="P14"><text:span text:style-name="T3">myrinet</text:span>: Network based Myrinet technology </text:p>
        </text:list-item>
      </text:list>
      <text:p text:style-name="Standard">Multiplicity is zero or one.</text:p>
      <text:p text:style-name="Heading_20_3">IndividualPhysicalMemory</text:p>
      <text:p text:style-name="Standard">This optional element is a integer range value specifying the amount of physical memory required on each individual computing resource. The amount is given in bytes. Multiplicity is zero or one.</text:p>
      <text:p text:style-name="Heading_20_3">IndividualVirtualMemory</text:p>
      <text:p text:style-name="Standard">This optional element is a integer range value specifying the required amount of virtual memory for <text:soft-page-break/>each of the resources to be allocated for this job submission. The amount is given in bytes. Multiplicity is zero of one.</text:p>
      <text:p text:style-name="Heading_20_3">IndividualDiskSpace</text:p>
      <text:p text:style-name="Standard">This is an optional integer value that describes the required amount of disk space for each resource allocated to the job. The amount of disk space is given in bytes. Multiplicity is zero or one.</text:p>
      <text:p text:style-name="Heading_20_3">IndividualCPUTime</text:p>
      <text:p text:style-name="Standard">This is optional element is a integer range value specifying the total number of CPU seconds required on each resource to execute the job. Multiplicity is zero or one.</text:p>
      <text:p text:style-name="Heading_20_3">TotalCPUTime</text:p>
      <text:p text:style-name="Standard">This optional element is a integer range value specifying total number of CPU seconds required, across all CPUs used to execute the job. Multiplicity is zero or one.</text:p>
      <text:p text:style-name="Heading_20_3">IndividualWallTime</text:p>
      <text:p text:style-name="Standard">This optional element is a integer range that specifies the soft limit on the duration of the application’s execution on each resource, in seconds. Multiplicity is zero or one.</text:p>
      <text:p text:style-name="Heading_20_3">TotalWallTime</text:p>
      <text:p text:style-name="Standard">This optional element is a integer range that specifies the soft limit on the duration of the application’s execution acroess all CPUs used to execute the job, in seconds. Multiplicity is zero or one.</text:p>
      <text:p text:style-name="Heading_20_3">CacheDiskSpace</text:p>
      <text:p text:style-name="Text_20_body">This optional integer element contains the requested amount of disk space in bytes on a longer lifetime cache territory. Multiplicity is zero or one.</text:p>
      <text:p text:style-name="Heading_20_3">SessionDirSpace</text:p>
      <text:p text:style-name="Text_20_body">This optional integer element contains the requested amount of disk space in bytes on a session directory of the job. Multiplicity is zero or one.</text:p>
      <text:p text:style-name="Heading_20_3">SessionDirAccessType</text:p>
      <text:p text:style-name="Text_20_body">This optional element defines the type of the remote access to the session directory of the job. It is an enumeration with the following options:</text:p>
      <text:list xml:id="list1194435887" text:style-name="L8">
        <text:list-item>
          <text:p text:style-name="P16">none: no remote access required</text:p>
        </text:list-item>
        <text:list-item>
          <text:p text:style-name="P16">readable: read only access</text:p>
        </text:list-item>
        <text:list-item>
          <text:p text:style-name="P16">writeable: read and write acess</text:p>
        </text:list-item>
      </text:list>
      <text:p text:style-name="Heading_20_3">CEType</text:p>
      <text:p text:style-name="Standard">This optional complex element defines which grid middleware the job should be submitted to. Multiplicity is one or more. Type is the same as RuntimeEnvironment element.</text:p>
      <text:p text:style-name="Heading_20_3">NodeAccess</text:p>
      <text:p text:style-name="Standard">The optional element defines the required connectivity of the computing element where the job shoudl be run. It is an enumeration with the following options:</text:p>
      <text:list xml:id="list156205516" text:style-name="L9">
        <text:list-item>
          <text:p text:style-name="P17"><text:soft-page-break/>inboud: inbound network is required to the running job</text:p>
        </text:list-item>
        <text:list-item>
          <text:p text:style-name="P17">outbound: outbund network is required ot the running job</text:p>
        </text:list-item>
        <text:list-item>
          <text:p text:style-name="P17">inoutbound: both direction is required to the running job</text:p>
        </text:list-item>
      </text:list>
      <text:p text:style-name="Standard">Multiplicity is zero or one. If it is not defined than network connection not required for the running job.</text:p>
      <text:p text:style-name="Heading_20_3">ReferenceTime</text:p>
      <text:p text:style-name="Text_20_body">This optional complex element specifies the value of <text:span text:style-name="T6">what exactly?</text:span> </text:p>
      <text:p text:style-name="P25">Feri: confusing description, structure need to be defined: TBD</text:p>
      <text:p text:style-name="P25">(this requested maximum time for an attribute. This elements value is a requested maximum time for an attribute specified benchmark with an other value specified value on the execution element. A special benchmark is the frequency (default value) where the value can be the CPU Clock.) </text:p>
      <text:p text:style-name="Heading_20_3">Slots</text:p>
      <text:p text:style-name="Standard">The Resource section have a subsection slots which <text:span text:style-name="T7">represents the maximum count of parallel threads or processes.</text:span></text:p>
      <text:p text:style-name="Heading_20_4"><text:span text:style-name="T7">NumberOfProcesses</text:span></text:p>
      <text:p text:style-name="Text_20_body"><text:span text:style-name="T7">This optional integer range element specifies the number of instances of the executable that the consuming system MUST start when starting this parallel application. If this element is not present then it is not defined and the consuming system MAY choose any value. Multiplicity is zero or one.</text:span></text:p>
      <text:p text:style-name="Heading_20_4"><text:span text:style-name="T7">ProcessPerHost</text:span></text:p>
      <text:p text:style-name="Text_20_body"><text:span text:style-name="T7">This optional integer range element specifies the number of instances of the executable that the consuming system MUST start per host. If this element is not present then it is not defined and the consuming systém MAY choose any value. Multiplicity is zero or one.</text:span></text:p>
      <text:p text:style-name="Heading_20_4"><text:span text:style-name="T7">ThreadsPerProcesses</text:span></text:p>
      <text:p text:style-name="Text_20_body"><text:span text:style-name="T7">This optional integer range element specifies the number of threads per process (i.e., per instance of the executable). If this element is not present then it is not defined and the consuming system MAY choose any value. Multiplicity is zero or one.</text:span></text:p>
      <text:p text:style-name="Heading_20_4"><text:span text:style-name="T7">SPMDVariation</text:span></text:p>
      <text:p text:style-name="Standard"><text:span text:style-name="T7">This element defines the type of SPMD application.</text:span></text:p>
      <text:p text:style-name="Standard"><text:span text:style-name="T8">Feri: enumeration? Which options? Mandatory?</text:span></text:p>
      <text:p text:style-name="Heading_20_3">CandidateTarget</text:p>
      <text:p text:style-name="P20">This optional complex element represents the computing service prefered to be used. Multiplicity is <text:s/>zero or more. </text:p>
      <text:p text:style-name="Heading_20_4">EndPointURL</text:p>
      <text:p text:style-name="Text_20_body">This mandatory element contains the computing element endpoint's URL. Multiplicity is one.</text:p>
      <text:p text:style-name="Heading_20_4">QueueName</text:p>
      <text:p text:style-name="Text_20_body">This optional string element defines the name of the prefered queue.</text:p>
      <text:p text:style-name="Heading_20_3"><text:soft-page-break/>RunTimeEnvironment</text:p>
      <text:p text:style-name="P20">This optional complex element is to define the necessary software environment for the job execution. Multiplicity is zero or more. If multiple element defined than all is required for job execution.</text:p>
      <text:p text:style-name="P19"><text:span text:style-name="T8">Feri: detailed structure comes from the Martin's Software Version class</text:span></text:p>
      <text:p text:style-name="Heading_20_2">DataStaging</text:p>
      <text:p text:style-name="Standard">Data staging defines the files and directories that should be moved to the execution host (stage in) and the files and directories that should be moved from the execution host (stage out). They are staged in before the job starts executing and are staged out after the job terminates (<text:span text:style-name="T6">only if successful?</text:span>). <text:s/>If a directory is specified then a recursive copy will be performed if the source or the target have this capability. If the execution environment, source or target does not support recursive copying an error should be reported. The ordering of the elements is not significant. </text:p>
      <text:p text:style-name="Standard">The DataStaging is an optional comlex element with multiplicity zero or one. The contains <text:span text:style-name="T3">File</text:span>, <text:span text:style-name="T3">Directory</text:span> and <text:span text:style-name="T3">Default</text:span> sub-elements.</text:p>
      <text:p text:style-name="Heading_20_3">File</text:p>
      <text:p text:style-name="Text_20_body">This is an optional complex element with multiplicity zero or more.</text:p>
      <text:p text:style-name="Heading_20_4">Name</text:p>
      <text:p text:style-name="Text_20_body">This mandatoy string element defines the name of the local file. Multiplicity is one.</text:p>
      <text:p text:style-name="P25">Feri: tell something about path: relative, absolute</text:p>
      <text:p text:style-name="Heading_20_4">KeepData</text:p>
      <text:p text:style-name="Standard">This optional boolean element specify wether the file required to be keep in <text:span text:style-name="T6">where? </text:span>After the file staged out. Multiplicity is zero or one. If it is not defined then the default value is false.</text:p>
      <text:p text:style-name="Heading_20_4">IsExecutable</text:p>
      <text:p text:style-name="Text_20_body">This optional boolean element specify where the file is executable or not. Multiplicity is zer or one. If it is not defined than the default value is false.</text:p>
      <text:p text:style-name="Heading_20_4">DownloadToCache</text:p>
      <text:p text:style-name="Standard">This optional boolean value shows if the user wants to store the file on the cache disk space. Multiplicity is zero or one. If it is not defined than the default value is false.</text:p>
      <text:p text:style-name="Heading_20_4">DataIndexingService</text:p>
      <text:p text:style-name="Standard">This optional element contains the URL of the data indexing service. Multiplicity is zero or more. If it is not defined than but the Defaults section contains corresponding value than that will be used.</text:p>
      <text:p text:style-name="P2">Feri: TBD: how to define different protocols URL may not enougth.</text:p>
      <text:p text:style-name="Heading_20_4">Source</text:p>
      <text:p text:style-name="Standard">This optional complex element shows a source (remote location) of the file. There can be more than one instance of this element. If there are multiple sources then one of them will be used. Multiplicity zero or more.</text:p>
      <text:list xml:id="list126772253" text:style-name="Outline">
        <text:list-item>
          <text:list>
            <text:list-item>
              <text:list>
                <text:list-item>
                  <text:list>
                    <text:list-item>
                      <text:list>
                        <text:list-item>
                          <text:h text:style-name="Heading_20_5" text:outline-level="5">URL</text:h>
                        </text:list-item>
                      </text:list>
                    </text:list-item>
                  </text:list>
                </text:list-item>
              </text:list>
            </text:list-item>
          </text:list>
        </text:list-item>
      </text:list>
      <text:p text:style-name="Text_20_body">Remote location of the file. This mandatory element with URL type and multiplicity one.</text:p>
      <text:list xml:id="list1764579389" text:continue-numbering="true" text:style-name="Outline">
        <text:list-item>
          <text:list>
            <text:list-item>
              <text:list>
                <text:list-item>
                  <text:list>
                    <text:list-item>
                      <text:list>
                        <text:list-item>
                          <text:h text:style-name="Heading_20_5" text:outline-level="5"><text:soft-page-break/>Threads</text:h>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p text:style-name="Heading_20_4">Target</text:p>
      <text:p text:style-name="Standard">This optional complex element shows a target (remote location) of the file. There can be more than one instance of this element. The goal is uploading the file to at least one target during the stage out phase, but to every mandatory location. Multiplicity is zero or more. From the Source and Target elements at least one should be defined.</text:p>
      <text:list xml:id="list1436951321" text:continue-numbering="true" text:style-name="Outline">
        <text:list-item>
          <text:list>
            <text:list-item>
              <text:list>
                <text:list-item>
                  <text:list>
                    <text:list-item>
                      <text:list>
                        <text:list-item>
                          <text:h text:style-name="Heading_20_5" text:outline-level="5">URL</text:h>
                        </text:list-item>
                      </text:list>
                    </text:list-item>
                  </text:list>
                </text:list-item>
              </text:list>
            </text:list-item>
          </text:list>
        </text:list-item>
      </text:list>
      <text:p text:style-name="Text_20_body">Remote location of the file. This mandatory element with URL type and multiplicity one.</text:p>
      <text:list xml:id="list1140083353" text:continue-numbering="true" text:style-name="Outline">
        <text:list-item>
          <text:list>
            <text:list-item>
              <text:list>
                <text:list-item>
                  <text:list>
                    <text:list-item>
                      <text:list>
                        <text:list-item>
                          <text:h text:style-name="Heading_20_5" text:outline-level="5">Threads</text:h>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list xml:id="list284657158" text:continue-numbering="true" text:style-name="Outline">
        <text:list-item>
          <text:list>
            <text:list-item>
              <text:list>
                <text:list-item>
                  <text:list>
                    <text:list-item>
                      <text:list>
                        <text:list-item>
                          <text:h text:style-name="Heading_20_5" text:outline-level="5">Mandatory</text:h>
                        </text:list-item>
                      </text:list>
                    </text:list-item>
                  </text:list>
                </text:list-item>
              </text:list>
            </text:list-item>
          </text:list>
        </text:list-item>
      </text:list>
      <text:p text:style-name="Text_20_body">This optional boolean element defines if the given Target is mandatory or not. Multiplicity is zero or one.</text:p>
      <text:list xml:id="list539614458" text:continue-numbering="true" text:style-name="Outline">
        <text:list-item>
          <text:list>
            <text:list-item>
              <text:list>
                <text:list-item>
                  <text:list>
                    <text:list-item>
                      <text:list>
                        <text:list-item>
                          <text:h text:style-name="Heading_20_5" text:outline-level="5">NeededReplica</text:h>
                        </text:list-item>
                      </text:list>
                    </text:list-item>
                  </text:list>
                </text:list-item>
              </text:list>
            </text:list-item>
          </text:list>
        </text:list-item>
      </text:list>
      <text:p text:style-name="Text_20_body">This optional integer element can be used to define the required count of the replicas on a given storage system. If it is not defined than the default value is 1. Multiplicity is zero or one.</text:p>
      <text:p text:style-name="Heading_20_3">Directory</text:p>
      <text:p text:style-name="Text_20_body">Separate element for directory required because the handling at the computing element side of the directory may differs from the files. This is an optional complex element with multiplicity zero or more.</text:p>
      <text:p text:style-name="Text_20_body">Currently the Directory element have a same subelements what the File element have.</text:p>
      <text:p text:style-name="Heading_20_3">Defaults</text:p>
      <text:p text:style-name="P18">This optional complex element contains some default value used during the sage in and stage out process.</text:p>
      <text:p text:style-name="Heading_20_4">DataIndexingService</text:p>
      <text:p text:style-name="Standard">This optional element contains the URL of the data indexing service. Multiplicity is zero or more.</text:p>
      <text:p text:style-name="P2">Feri: TBD: how to define different protocols URL may not enougth.</text:p>
      <text:p text:style-name="Heading_20_4">StagingInBaseURI</text:p>
      <text:p text:style-name="P20">This optional URL element defines the endpont which used for every source file or directory which are defined in a relative way. Multiplicity zero or one.</text:p>
      <text:p text:style-name="Heading_20_4">StagingOutBaseURI</text:p>
      <text:p text:style-name="P19"><text:span text:style-name="T7">This optional URL element defines the endpont which used for every target file or directory which </text:span><text:soft-page-break/><text:span text:style-name="T7">are defined in a relative way.</text:span></text:p>
      <text:p text:style-name="Heading_20_2"><text:span text:style-name="T7">JobMetaData</text:span></text:p>
      <text:p text:style-name="P3"><text:span text:style-name="T9">This is an optional complex element which describe the context in which the job description was generated and provide some further instruction how the specified requirements can be interpretered.</text:span></text:p>
      <text:p text:style-name="Heading_20_3">Author</text:p>
      <text:p text:style-name="P21"><text:span text:style-name="T1">This optional string element may contain the identifier of the exhibitor service. Multiplicity zero or one.</text:span></text:p>
      <text:p text:style-name="Heading_20_3">DocumentExpiration</text:p>
      <text:p text:style-name="P20">This optional date element contains a timestamp that the job became irrelevant after. It may also be able to handle the different time zones. Multiplicity is zero or one.</text:p>
      <text:p text:style-name="Heading_20_3">Rank</text:p>
      <text:p text:style-name="P20">This optional string element states how to rank computing elements that have already met the other requirements. Multiplicity is zero or one.</text:p>
      <text:p text:style-name="Heading_20_3">FuzzyRank</text:p>
      <text:p text:style-name="P22"><text:span text:style-name="T1">This optional boolean element that enables fuzzyness in the ranking computation. Multiplicity is zero of one. If it is not defined than the default value is false.</text:span></text:p>
      <text:p text:style-name="P22"><text:span text:style-name="T1"/></text:p>
      <text:p text:style-name="Heading_20_1"><text:span text:style-name="T1">XML Rendering</text:span></text:p>
      <text:p text:style-name="Text_20_body"><text:span text:style-name="T2">Feri: discussion needed espceially related to range sup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master-page-name="">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creation-date>2009-06-29T09:30:59</meta:creation-date>
    <dc:date>2009-06-29T16:40:11</dc:date>
    <dc:language>en</dc:language>
    <meta:editing-cycles>17</meta:editing-cycles>
    <meta:editing-duration>PT06H15M17S</meta:editing-duration>
    <meta:document-statistic meta:table-count="0" meta:image-count="0" meta:object-count="0" meta:page-count="10" meta:paragraph-count="245" meta:word-count="3281" meta:character-count="20208"/>
    <meta:user-defined meta:name="Info 1"/>
    <meta:user-defined meta:name="Info 2"/>
    <meta:user-defined meta:name="Info 3"/>
    <meta:user-defined meta:name="Info 4"/>
  </office:meta>
</office:document-meta>
</file>